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430" officeooo:paragraph-rsid="0014b430"/>
    </style:style>
    <style:style style:name="P2" style:family="paragraph" style:parent-style-name="Standard">
      <style:text-properties officeooo:rsid="0016b1ab" officeooo:paragraph-rsid="0016b1ab"/>
    </style:style>
    <style:style style:name="P3" style:family="paragraph" style:parent-style-name="Standard">
      <style:text-properties officeooo:rsid="0016b1ab" officeooo:paragraph-rsid="001aed74"/>
    </style:style>
    <style:style style:name="P4" style:family="paragraph" style:parent-style-name="Standard">
      <style:text-properties officeooo:rsid="0016b1ab" officeooo:paragraph-rsid="001e15b6"/>
    </style:style>
    <style:style style:name="P5" style:family="paragraph" style:parent-style-name="Standard">
      <style:text-properties officeooo:rsid="0019d293" officeooo:paragraph-rsid="0019d293"/>
    </style:style>
    <style:style style:name="P6" style:family="paragraph" style:parent-style-name="Standard">
      <style:text-properties officeooo:rsid="001aed74" officeooo:paragraph-rsid="001aed74"/>
    </style:style>
    <style:style style:name="P7" style:family="paragraph" style:parent-style-name="Standard">
      <style:text-properties officeooo:rsid="001aed74" officeooo:paragraph-rsid="001e15b6"/>
    </style:style>
    <style:style style:name="P8" style:family="paragraph" style:parent-style-name="Standard">
      <style:text-properties officeooo:rsid="001e15b6" officeooo:paragraph-rsid="001e15b6"/>
    </style:style>
    <style:style style:name="T1" style:family="text">
      <style:text-properties officeooo:rsid="00153169"/>
    </style:style>
    <style:style style:name="T2" style:family="text">
      <style:text-properties officeooo:rsid="0016b1ab"/>
    </style:style>
    <style:style style:name="T3" style:family="text">
      <style:text-properties officeooo:rsid="0017686d"/>
    </style:style>
    <style:style style:name="T4" style:family="text">
      <style:text-properties officeooo:rsid="001aed74"/>
    </style:style>
    <style:style style:name="T5" style:family="text">
      <style:text-properties officeooo:rsid="001ca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LOG 6/4/2023</text:p>
      <text:p text:style-name="P1"/>
      <text:p text:style-name="P1">Over the course of the preceding week, I have made three major updates.</text:p>
      <text:p text:style-name="P1">- I finally fixed the bug where Kirby can leave the level.</text:p>
      <text:p text:style-name="P1">- I added in proximity triggers that can execute a function when the player enters the trigger.</text:p>
      <text:p text:style-name="P1">- Lastly, I added a function to change the colors of tiles.</text:p>
      <text:p text:style-name="P1"/>
      <text:p text:style-name="P1">Next time, my goals will be:</text:p>
      <text:p text:style-name="P1">- Update the graphics to <text:span text:style-name="T1">all use a default palate</text:span></text:p>
      <text:p text:style-name="P1">- Increase efficiency, likely through culling</text:p>
      <text:p text:style-name="P1">- <text:span text:style-name="T1">DOORS</text:span></text:p>
      <text:p text:style-name="P1"/>
      <text:p text:style-name="P2">DEVLOG 6/23/2023</text:p>
      <text:p text:style-name="P2"/>
      <text:p text:style-name="P2">While the week is not finished yet, I have completed all tasks from the last week.</text:p>
      <text:p text:style-name="P2">-Doors are here</text:p>
      <text:p text:style-name="P2">-Graphics with palates are finished</text:p>
      <text:p text:style-name="P2">-Background tiles are culled when offscreen.</text:p>
      <text:p text:style-name="P2"/>
      <text:p text:style-name="P2">My next goals will be related to the level editor:</text:p>
      <text:p text:style-name="P2">-Add object placement to level editor</text:p>
      <text:p text:style-name="P2">-add horizontal screens</text:p>
      <text:p text:style-name="P2">Also, if I can…</text:p>
      <text:p text:style-name="P2">-Goal game</text:p>
      <text:p text:style-name="P2">-<text:span text:style-name="T3">Semisolids</text:span></text:p>
      <text:p text:style-name="P2"/>
      <text:p text:style-name="P5">DEVLOG 6/27/2023</text:p>
      <text:p text:style-name="P5"/>
      <text:p text:style-name="P5">I made the decision to spend an extra day working on the project. <text:span text:style-name="T4">This allowed me to make some more progress:</text:span></text:p>
      <text:p text:style-name="P5">-<text:span text:style-name="T4">Added a basic object placer to the level editor</text:span></text:p>
      <text:p text:style-name="P5">-<text:span text:style-name="T4">reworked some of the architecture</text:span></text:p>
      <text:p text:style-name="P5"/>
      <text:p text:style-name="P6">Goals are <text:span text:style-name="T5">largely </text:span>the same as last time:</text:p>
      <text:p text:style-name="P6">-Enhance <text:span text:style-name="T2">object placement to level editor</text:span></text:p>
      <text:p text:style-name="P3">-add horizontal screens</text:p>
      <text:p text:style-name="P3">-Goal game</text:p>
      <text:p text:style-name="P3">-<text:span text:style-name="T3">Semisolids</text:span></text:p>
      <text:p text:style-name="P3"/>
      <text:p text:style-name="P8">DEVLOG 7/16/2023</text:p>
      <text:p text:style-name="P8"/>
      <text:p text:style-name="P8">I may choose to spend some of this coming week to work on the game. Still, did some cool stuff this week:</text:p>
      <text:p text:style-name="P8">-Platforms. They can move and be semisolid.</text:p>
      <text:p text:style-name="P8"/>
      <text:p text:style-name="P8">Next time on Dragon Ball Z:</text:p>
      <text:p text:style-name="P7">-Enhance <text:span text:style-name="T2">object placement to level editor</text:span></text:p>
      <text:p text:style-name="P4">-add horizontal screens</text:p>
      <text:p text:style-name="P4">-Goal ga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7T00:05:33.358000000</dc:date>
    <meta:editing-duration>P3DT13H12M46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6" meta:word-count="243" meta:character-count="1362" meta:non-whitespace-character-count="1155"/>
  </office:meta>
</office:document-meta>
</file>